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75cm"/>
    </style:style>
    <style:style style:name="co2" style:family="table-column">
      <style:table-column-properties fo:break-before="auto" style:column-width="0.614cm"/>
    </style:style>
    <style:style style:name="co3" style:family="table-column">
      <style:table-column-properties fo:break-before="auto" style:column-width="0.637cm"/>
    </style:style>
    <style:style style:name="co4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1.39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bottom"/>
      <style:paragraph-properties fo:text-align="center"/>
    </style:style>
    <style:style style:name="ce2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none" fo:border-top="0.002cm solid #000000"/>
    </style:style>
    <style:style style:name="ce6" style:family="table-cell" style:parent-style-name="Default">
      <style:table-cell-properties fo:border-bottom="0.002cm solid #000000" fo:border-left="none" fo:border-right="none" fo:border-top="0.002cm solid #000000" style:vertical-align="middle"/>
    </style:style>
    <style:style style:name="ce7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>
            <text:p>Вносимая битовая скорость, бит/с</text:p>
          </table:table-cell>
          <table:table-cell table:style-name="ce4" office:value-type="string">
            <text:p><text:s text:c="2"/></text:p>
          </table:table-cell>
          <table:table-cell table:style-name="ce5" table:number-columns-repeated="2"/>
          <table:table-cell table:style-name="ce6" office:value-type="string">
            <text:p>Эксперт №</text:p>
          </table:table-cell>
          <table:table-cell table:style-name="ce5" table:number-columns-repeated="5"/>
          <table:table-cell table:style-name="ce7"/>
          <table:table-cell table:style-name="ce8" office:value-type="string">
            <text:p>CMOS-оценка</text:p>
          </table:table-cell>
          <table:table-cell table:number-columns-repeated="2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float" office:value="300">
            <text:p>300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-2">
            <text:p>-2</text:p>
          </table:table-cell>
          <table:table-cell table:number-columns-repeated="2"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.2">
            <text:p>-2,2</text:p>
          </table:table-cell>
          <table:table-cell table:number-columns-repeated="2"/>
        </table:table-row>
        <table:table-row table:style-name="ro2">
          <table:table-cell table:style-name="ce3" office:value-type="float" office:value="600">
            <text:p>600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3">
            <text:p>-3</text:p>
          </table:table-cell>
          <table:table-cell table:number-columns-repeated="2"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number-columns-repeated="2" table:style-name="ce3" office:value-type="float" office:value="-3">
            <text:p>-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2.1">
            <text:p>-2,1</text:p>
          </table:table-cell>
          <table:table-cell table:number-columns-repeated="2"/>
        </table:table-row>
        <table:table-row table:style-name="ro2">
          <table:table-cell table:style-name="ce3" office:value-type="float" office:value="900">
            <text:p>900</text:p>
          </table:table-cell>
          <table:table-cell table:style-name="ce3" office:value-type="float" office:value="-2">
            <text:p>-2</text:p>
          </table:table-cell>
          <table:table-cell table:number-columns-repeated="5" table:style-name="ce3" office:value-type="float" office:value="-1">
            <text:p>-1</text:p>
          </table:table-cell>
          <table:table-cell table:number-columns-repeated="2" table:style-name="ce3" office:value-type="float" office:value="-2">
            <text:p>-2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-1.3">
            <text:p>-1,3</text:p>
          </table:table-cell>
          <table:table-cell/>
          <table:table-cell office:value-type="string">
            <text:p>Рус. Трен.</text:p>
          </table:table-cell>
        </table:table-row>
        <table:table-row table:style-name="ro2">
          <table:table-cell table:style-name="ce3" office:value-type="float" office:value="1200">
            <text:p>1200</text:p>
          </table:table-cell>
          <table:table-cell table:number-columns-repeated="2" table:style-name="ce3" office:value-type="float" office:value="-2">
            <text:p>-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2">
            <text:p>-2</text:p>
          </table:table-cell>
          <table:table-cell table:number-columns-repeated="2" table:style-name="ce3" office:value-type="float" office:value="-1">
            <text:p>-1</text:p>
          </table:table-cell>
          <table:table-cell table:number-columns-repeated="2"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.4">
            <text:p>-1,4</text:p>
          </table:table-cell>
          <table:table-cell/>
          <table:table-cell office:value-type="string">
            <text:p>Англ. Трен.</text:p>
          </table:table-cell>
        </table:table-row>
        <table:table-row table:style-name="ro2">
          <table:table-cell table:style-name="ce3" office:value-type="float" office:value="1500">
            <text:p>1500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0.2">
            <text:p>-0,2</text:p>
          </table:table-cell>
          <table:table-cell table:number-columns-repeated="2"/>
        </table:table-row>
        <table:table-row table:style-name="ro2">
          <table:table-cell table:style-name="ce3" office:value-type="float" office:value="1800">
            <text:p>1800</text:p>
          </table:table-cell>
          <table:table-cell table:style-name="ce3" office:value-type="float" office:value="-2">
            <text:p>-2</text:p>
          </table:table-cell>
          <table:table-cell table:number-columns-repeated="2" table:style-name="ce3" office:value-type="float" office:value="-1">
            <text:p>-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" table:style-name="ce3" office:value-type="float" office:value="-2">
            <text:p>-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-0.8">
            <text:p>-0,8</text:p>
          </table:table-cell>
          <table:table-cell table:number-columns-repeated="2"/>
        </table:table-row>
        <table:table-row table:style-name="ro2">
          <table:table-cell table:style-name="ce3" office:value-type="string">
            <text:p>Исходный 150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2"/>
        </table:table-row>
        <table:table-row table:style-name="ro2">
          <table:table-cell>
            <draw:frame table:end-cell-address="Лист1.L29" table:end-x="2.218cm" table:end-y="0.398cm" draw:z-index="0" draw:style-name="gr1" svg:width="10.897cm" svg:height="8.67cm" svg:x="0.307cm" svg:y="0.308cm">
              <draw:object draw:notify-on-update-of-ranges="Лист1.A3:Лист1.A8 Лист1.L3:Лист1.L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3"/>
        </table:table-row>
        <table:table-row table:style-name="ro2">
          <table:table-cell table:number-columns-repeated="12"/>
          <table:table-cell>
            <draw:frame table:end-cell-address="Лист1.S31" table:end-x="0.302cm" table:end-y="0.007cm" draw:z-index="1" draw:style-name="gr1" svg:width="12.177cm" svg:height="8.939cm" svg:x="1.674cm" svg:y="0.101cm">
              <draw:object draw:notify-on-update-of-ranges="Лист1.A33:Лист1.A38 Лист1.N5:Лист1.N5 Лист1.L3:Лист1.L8 Лист1.N6:Лист1.N6 Лист1.L33:Лист1.L3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2" table:number-rows-repeated="21">
          <table:table-cell table:number-columns-repeated="14"/>
        </table:table-row>
        <table:table-row table:style-name="ro2">
          <table:table-cell table:style-name="ce3" office:value-type="float" office:value="300">
            <text:p>300</text:p>
          </table:table-cell>
          <table:table-cell table:number-columns-repeated="3" table:style-name="ce3" office:value-type="float" office:value="-3">
            <text:p>-3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-2">
            <text:p>-2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.1">
            <text:p>-2,1</text:p>
          </table:table-cell>
          <table:table-cell table:number-columns-repeated="2"/>
        </table:table-row>
        <table:table-row table:style-name="ro2">
          <table:table-cell table:style-name="ce3" office:value-type="float" office:value="600">
            <text:p>600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.5">
            <text:p>-1,5</text:p>
          </table:table-cell>
          <table:table-cell table:number-columns-repeated="2"/>
        </table:table-row>
        <table:table-row table:style-name="ro2">
          <table:table-cell table:style-name="ce3" office:value-type="float" office:value="900">
            <text:p>900</text:p>
          </table:table-cell>
          <table:table-cell table:style-name="ce3" office:value-type="float" office:value="-2">
            <text:p>-2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0.9">
            <text:p>-0,9</text:p>
          </table:table-cell>
          <table:table-cell table:number-columns-repeated="2"/>
        </table:table-row>
        <table:table-row table:style-name="ro2">
          <table:table-cell table:style-name="ce3" office:value-type="float" office:value="1200">
            <text:p>1200</text:p>
          </table:table-cell>
          <table:table-cell table:style-name="ce3" office:value-type="float" office:value="-1">
            <text:p>-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0.4">
            <text:p>-0,4</text:p>
          </table:table-cell>
          <table:table-cell table:number-columns-repeated="2"/>
        </table:table-row>
        <table:table-row table:style-name="ro2">
          <table:table-cell table:style-name="ce3" office:value-type="float" office:value="1500">
            <text:p>150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">
            <text:p>0,2</text:p>
          </table:table-cell>
          <table:table-cell table:number-columns-repeated="2"/>
        </table:table-row>
        <table:table-row table:style-name="ro2">
          <table:table-cell table:style-name="ce3" office:value-type="float" office:value="1800">
            <text:p>1800</text:p>
          </table:table-cell>
          <table:table-cell table:style-name="ce3" office:value-type="float" office:value="-2">
            <text:p>-2</text:p>
          </table:table-cell>
          <table:table-cell table:number-columns-repeated="9" table:style-name="ce3" office:value-type="float" office:value="0">
            <text:p>0</text:p>
          </table:table-cell>
          <table:table-cell table:style-name="ce3" office:value-type="float" office:value="-0.2">
            <text:p>-0,2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9">29.01.2012</text:date>, <text:time>22:57:4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2-01-29T22:57:46.39</dc:date>
    <meta:editing-duration>PT10M50S</meta:editing-duration>
    <meta:editing-cycles>4</meta:editing-cycles>
    <meta:document-statistic meta:table-count="1" meta:cell-count="17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898cm" svg:height="8.671cm" xlink:href=".." xlink:type="simple" chart:class="chart:line" chart:style-name="ch1">
        <chart:title svg:x="0.722cm" svg:y="0.309cm" chart:style-name="ch2">
          <text:p>Векторное квантвание; Англ. тест; Рус. трен.</text:p>
        </chart:title>
        <chart:plot-area chart:style-name="ch3" table:cell-range-address="Лист1.A3:Лист1.A8 Лист1.L3:Лист1.L8" chart:data-source-has-labels="column" svg:x="1.255cm" svg:y="1.607cm" svg:width="9.209cm" svg:height="5.883cm">
          <chartooo:coordinate-region svg:x="2.088cm" svg:y="1.82cm" svg:width="8.004cm" svg:height="5.458cm"/>
          <chart:axis chart:dimension="x" chart:name="primary-x" chart:style-name="ch4">
            <chart:title svg:x="3.222cm" svg:y="7.664cm" chart:style-name="ch5">
              <text:p>Вносимая битовая скорость, бит/с</text:p>
            </chart:title>
            <chart:categories table:cell-range-address="Лист1.A3:Лист1.A8"/>
            <chart:grid chart:style-name="ch6" chart:class="major"/>
          </chart:axis>
          <chart:axis chart:dimension="y" chart:name="primary-y" chart:style-name="ch4">
            <chart:title svg:x="0.451cm" svg:y="5.068cm" chart:style-name="ch7">
              <text:p>CMOS</text:p>
            </chart:title>
            <chart:grid chart:style-name="ch6" chart:class="major"/>
          </chart:axis>
          <chart:series chart:style-name="ch8" chart:values-cell-range-address="Лист1.L3:Лист1.L8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L</text:p>
              </table:table-cell>
            </table:table-row>
          </table:table-header-rows>
          <table:table-rows>
            <table:table-row>
              <table:table-cell office:value-type="string">
                <text:p>300</text:p>
                <draw:g>
                  <svg:desc>Лист1.A3:Лист1.A8</svg:desc>
                </draw:g>
              </table:table-cell>
              <table:table-cell office:value-type="float" office:value="-2.2">
                <text:p>-2.2</text:p>
                <draw:g>
                  <svg:desc>Лист1.L3:Лист1.L8</svg:desc>
                </draw:g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2.1">
                <text:p>-2.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-0.8">
                <text:p>-0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178cm" svg:height="8.939cm" xlink:href=".." xlink:type="simple" chart:class="chart:line" chart:style-name="ch1">
        <chart:title svg:x="2.354cm" svg:y="0.314cm" chart:style-name="ch2">
          <text:p>Векторное квантование; Англ. тест.</text:p>
        </chart:title>
        <chart:legend chart:legend-position="end" svg:x="9.57cm" svg:y="3.923cm" chart:style-name="ch3"/>
        <chart:plot-area chart:style-name="ch4" table:cell-range-address="Лист1.A33:Лист1.A38 Лист1.N5:Лист1.N6 Лист1.L3:Лист1.L8 Лист1.L33:Лист1.L38" chart:data-source-has-labels="both" svg:x="1.281cm" svg:y="1.627cm" svg:width="7.803cm" svg:height="6.126cm">
          <chartooo:coordinate-region svg:x="2.114cm" svg:y="1.84cm" svg:width="6.598cm" svg:height="5.701cm"/>
          <chart:axis chart:dimension="x" chart:name="primary-x" chart:style-name="ch5">
            <chart:title svg:x="2.545cm" svg:y="7.932cm" chart:style-name="ch6">
              <text:p>Вносимая битовая скорость, бит/с</text:p>
            </chart:title>
            <chart:categories table:cell-range-address="Лист1.A33:Лист1.A38"/>
            <chart:grid chart:style-name="ch7" chart:class="major"/>
          </chart:axis>
          <chart:axis chart:dimension="y" chart:name="primary-y" chart:style-name="ch5">
            <chart:title svg:x="0.451cm" svg:y="5.21cm" chart:style-name="ch8">
              <text:p>CMOS</text:p>
            </chart:title>
            <chart:grid chart:style-name="ch7" chart:class="major"/>
          </chart:axis>
          <chart:series chart:style-name="ch9" chart:values-cell-range-address="Лист1.L3:Лист1.L8" chart:label-cell-address="Лист1.N5:Лист1.N5" chart:class="chart:line">
            <chart:data-point chart:repeated="6"/>
          </chart:series>
          <chart:series chart:style-name="ch10" chart:values-cell-range-address="Лист1.L33:Лист1.L38" chart:label-cell-address="Лист1.N6:Лист1.N6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ус. Трен.</text:p>
                <draw:g>
                  <svg:desc>Лист1.N5:Лист1.N5</svg:desc>
                </draw:g>
              </table:table-cell>
              <table:table-cell office:value-type="string">
                <text:p>Англ. Трен.</text:p>
                <draw:g>
                  <svg:desc>Лист1.N6:Лист1.N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00</text:p>
                <draw:g>
                  <svg:desc>Лист1.A33:Лист1.A38</svg:desc>
                </draw:g>
              </table:table-cell>
              <table:table-cell office:value-type="float" office:value="-2.2">
                <text:p>-2.2</text:p>
                <draw:g>
                  <svg:desc>Лист1.L3:Лист1.L8</svg:desc>
                </draw:g>
              </table:table-cell>
              <table:table-cell office:value-type="float" office:value="-2.1">
                <text:p>-2.1</text:p>
                <draw:g>
                  <svg:desc>Лист1.L33:Лист1.L38</svg:desc>
                </draw:g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2.1">
                <text:p>-2.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1.3">
                <text:p>-1.3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-1.4">
                <text:p>-1.4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-0.2">
                <text:p>-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-0.8">
                <text:p>-0.8</text:p>
              </table:table-cell>
              <table:table-cell office:value-type="float" office:value="-0.2">
                <text:p>-0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